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Contents_20_Heading">
      <style:paragraph-properties fo:break-before="page"/>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paragraph-properties fo:margin-left="0.9846in" fo:margin-right="0in" fo:text-indent="0in" style:auto-text-indent="false"/>
    </style:style>
    <style:style style:name="P10" style:family="paragraph" style:parent-style-name="Text_20_body">
      <style:paragraph-properties fo:margin-left="1.4772in" fo:margin-right="0in" fo:text-indent="0in" style:auto-text-indent="false"/>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3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T1" style:family="text">
      <style:text-properties fo:font-size="12pt" fo:font-weight="bold" style:font-size-asian="12pt" style:font-weight-asian="bold" style:font-size-complex="12pt" style:font-weight-complex="bold"/>
    </style:style>
    <style:style style:name="T2"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WildMidi 0.2.3 Programming Reference</text:p>
      <text:p text:style-name="P2"/>
      <text:p text:style-name="P1">By Chris Ison</text:p>
      <text:p text:style-name="P1"/>
      <text:p text:style-name="P5">© 2010 Chris Ison &lt;<text:a xlink:type="simple" xlink:href="mailto:wildcode@users.sourceforge.net">wildcode@users.sourceforge.net</text:a>&gt;</text:p>
      <text:p text:style-name="P5"/>
      <text:p text:style-name="P5"/>
      <text:p text:style-name="P6">This document is part of WildMidi</text:p>
      <text:p text:style-name="P5"><text:a xlink:type="simple" xlink:href="http://wildmidi.sourceforge.org/"><text:span text:style-name="T1">http://wildmidi.sourceforge.org</text:span></text:a></text:p>
      <text:p text:style-name="P6"/>
      <text:p text:style-name="Standard"/>
      <text:p text:style-name="Standard"/>
      <text:p text:style-name="P4">This work is licensed under the Creative Commons Attribution-Noncommercial-Share Alike 3.0 Australia License. To view a copy of this license, visit http://creativecommons.org/licenses/by-nc-sa/3.0/au/ or send a letter to Creative Commons, 171 Second Street, Suite 300, San Francisco, California, 94105, USA.</text:p>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11">1: Introduction<text:tab/>3</text:p>
          <text:p text:style-name="P11">2: Using the Library<text:tab/>4</text:p>
          <text:p text:style-name="P13">2.1: Initializing the Library<text:tab/>4</text:p>
          <text:p text:style-name="P13">2.2: Loading the MIDI Data<text:tab/>4</text:p>
          <text:p text:style-name="P12">2.2.a: Loading the MIDI from a file<text:tab/>4</text:p>
          <text:p text:style-name="P12">2.2.b: Loading the MIDI from memory<text:tab/>5</text:p>
          <text:p text:style-name="P13">2.3: Getting Some Information<text:tab/>5</text:p>
          <text:p text:style-name="P13">2.3: Setting Some Options<text:tab/>6</text:p>
          <text:p text:style-name="P13">2.4: Grabbing the audio data<text:tab/>7</text:p>
          <text:p text:style-name="P13">2.5: Finished with the MIDI data<text:tab/>7</text:p>
          <text:p text:style-name="P13">2.6: Finished with the library<text:tab/>7</text:p>
          <text:p text:style-name="P13">2.7: Errors from the library<text:tab/>7</text:p>
          <text:p text:style-name="P11">3: libWildMidi Functions<text:tab/>8</text:p>
          <text:p text:style-name="P13">3.1: WildMidi_GetString<text:tab/>8</text:p>
          <text:p text:style-name="P13">3.2: WildMidi_Init<text:tab/>8</text:p>
          <text:p text:style-name="P13">3.3: WildMidi_MasterVolume<text:tab/>8</text:p>
          <text:p text:style-name="P13">3.4: WildMidi_Open<text:tab/>8</text:p>
          <text:p text:style-name="P13">3.5: WildMidi_OpenBuffer <text:tab/>8</text:p>
          <text:p text:style-name="P13">3.6: WildMidi_GetOutput<text:tab/>8</text:p>
          <text:p text:style-name="P13">3.7: WildMidi_SetOption<text:tab/>8</text:p>
          <text:p text:style-name="P13">3.8: WildMidi_GetInfo<text:tab/>8</text:p>
          <text:p text:style-name="P13">3.9: WildMidi_FastSeek<text:tab/>9</text:p>
          <text:p text:style-name="P13">3.10: WildMidi_SampledSeek<text:tab/>9</text:p>
          <text:p text:style-name="P13">3.11: WildMidi_Close<text:tab/>9</text:p>
          <text:p text:style-name="P13">3.12: WildMidi_Shutdown<text:tab/>9</text:p>
        </text:index-body>
      </text:table-of-content>
      <text:p text:style-name="P4"/>
      <text:h text:style-name="P14" text:outline-level="1">1: Introduction</text:h>
      <text:p text:style-name="Text_20_body"/>
      <text:p text:style-name="Text_20_body">libWildMidi is a softsyth library that turns MIDI files into audio data using sound samples.</text:p>
      <text:p text:style-name="Text_20_body"/>
      <text:p text:style-name="Text_20_body">The original program was developed in 2001 with the help of the Quakeforge team as an experiment and a learning tool. This was later expanded into a library and was beta tested within Quakeforge. This resulted in the first public release in 2004 and a couple bug fix releases shortly after. Development soon halted and libWildMidi remained at version 0.2.2 as it gained popularity and was soon patched by different linux distributions. </text:p>
      <text:p text:style-name="Text_20_body"/>
      <text:p text:style-name="Text_20_body">This is the first update since 2004 and consists of bug fixes, code clean up, and a couple of additional features. Most importantly libWildMidi 0.2.3 comes with documentation which version 0.2.2 was sadly lacking.</text:p>
      <text:p text:style-name="Text_20_body"/>
      <text:h text:style-name="P14" text:outline-level="1">2: Using the Library</text:h>
      <text:p text:style-name="Text_20_body">libWildMidi has a simple application interface that makes it easy to convert MIDI data to audio data.</text:p>
      <text:h text:style-name="Heading_20_2" text:outline-level="2">2.1: Initializing the Library</text:h>
      <text:p text:style-name="Text_20_body">The library has data that it needs to initialise before it can be used. To do this we call WildMidi_Init() with the configuration file, the sample rate, and some initial options.</text:p>
      <text:p text:style-name="Text_20_body"/>
      <text:p text:style-name="Text_20_body">Example:</text:p>
      <text:p text:style-name="Text_20_body"><text:tab/>int ret;</text:p>
      <text:p text:style-name="Text_20_body"><text:tab/>ret = WildMidi_Init(“/etc/wildmidi.cfg”, 44100, WM_MO_ENHANCED_RESAMPLING);</text:p>
      <text:p text:style-name="Text_20_body"/>
      <text:p text:style-name="Text_20_body">The configuration file has a specific format and is explained in section 4</text:p>
      <text:p text:style-name="Text_20_body"/>
      <text:p text:style-name="Text_20_body">The sample rate is the stereo samples per second you want in the output audio data. The minimum rate is 11000, and maximum is 65000.</text:p>
      <text:p text:style-name="Text_20_body"/>
      <text:p text:style-name="Text_20_body">The options set here are enabled automatically for subsequent calls to WildMidi_Open[Buffer](). You can use WildMidi_SetOption() to disable (or enable) options for specific data steams.</text:p>
      <text:p text:style-name="Text_20_body"/>
      <text:p text:style-name="Text_20_body">Once called, WildMidi_Init() does not need to be called again, unless WildMidi_Shutdown() is called. </text:p>
      <text:p text:style-name="Text_20_body"/>
      <text:p text:style-name="Text_20_body">If successful WildMidi_Init() returns 0, otherwise returns -1 and a message is displayed to stderr.</text:p>
      <text:p text:style-name="Text_20_body"/>
      <text:p text:style-name="Text_20_body">See “Setting some options” for details of options.</text:p>
      <text:h text:style-name="Heading_20_2" text:outline-level="2">2.2: Loading the MIDI Data</text:h>
      <text:p text:style-name="Text_20_body">There are 2 ways to load MIDI data into libWildMidi. Both return a “handle” which you need to record to be able to use some of the other functions.</text:p>
      <text:h text:style-name="Heading_20_3" text:outline-level="3">2.2.a: Loading the MIDI from a file</text:h>
      <text:p text:style-name="Text_20_body">To have the library grab the MIDI data from a file, call WildMidi_Open() with a file name. If it is successful it will return a “handle” which you need to record for use with some other functions, otherwise it will return NULL and an error message is sent to stderr.</text:p>
      <text:p text:style-name="Text_20_body">Example:</text:p>
      <text:p text:style-name="Text_20_body"><text:tab/>void *handle;</text:p>
      <text:p text:style-name="Text_20_body"><text:tab/>handle = WildMidi_Open (“test.mid”);</text:p>
      <text:p text:style-name="Text_20_body"/>
      <text:p text:style-name="Text_20_body"><text:soft-page-break/>The “handle” is a (void *) pointer and is required for further processing of the MIDI data.</text:p>
      <text:p text:style-name="Text_20_body"/>
      <text:p text:style-name="Text_20_body">libWildMidi is not designed to guess or error correct midi events. The most common failure of this function is a malformed MIDI file. libWildMidi pre-processes the MIDI data to optimise performance. During the pre-processing a very strict error check is made of the MIDI data and any error found causes the library to abort loading the file. While some players will play malformed MIDI files, libWildMidi will not for its own protection and our sanity. <text:s text:c="2"/></text:p>
      <text:h text:style-name="Heading_20_3" text:outline-level="3">2.2.b: Loading the MIDI from memory</text:h>
      <text:p text:style-name="Text_20_body">You can have your program load or build the MIDI file into memory itself and have libWildMidi use that data by calling <text:s/>WildMidi_OpenBuffer() with the address. </text:p>
      <text:p text:style-name="Text_20_body"/>
      <text:p text:style-name="Text_20_body">Example:</text:p>
      <text:p text:style-name="Text_20_body"><text:tab/>void *handle;</text:p>
      <text:p text:style-name="Text_20_body"><text:tab/>char *mididata;</text:p>
      <text:p text:style-name="Text_20_body"><text:tab/>int mididata_size;</text:p>
      <text:p text:style-name="Text_20_body"><text:tab/>// Load midi file into mididata and set mididata_size to the size</text:p>
      <text:p text:style-name="Text_20_body"><text:tab/>// of the data stored in mididata</text:p>
      <text:p text:style-name="Text_20_body"><text:tab/>…</text:p>
      <text:p text:style-name="Text_20_body"><text:tab/>// Send the data to libWildMidi </text:p>
      <text:p text:style-name="Text_20_body"><text:tab/>handle = WildMidi_OpenBuffer(mididata, mididata_size);</text:p>
      <text:p text:style-name="Text_20_body"/>
      <text:p text:style-name="Text_20_body">Once WildMidi_OpenBuffer() is called, any changes to the data contained within mididata are not passed onto the library and <text:s/>may free(mididata) at this time if your program no-longer requires it.</text:p>
      <text:p text:style-name="Text_20_body"/>
      <text:p text:style-name="Text_20_body">As with WildMidi_Open(), handle is a (void *) pointer and is required for further processing. Also a NULL return indicates an error and stderr should display an error message. </text:p>
      <text:h text:style-name="Heading_20_2" text:outline-level="2">2.3: Getting Some Information</text:h>
      <text:p text:style-name="Text_20_body">Once WildMidi_Open[Buffer]() is called you can obtain some basic, but necessary, information about the MIDI data by calling WildMidi_GetInfo with a handle previously returned by WildMidi_Open[Buffer]().</text:p>
      <text:p text:style-name="Text_20_body"/>
      <text:p text:style-name="Text_20_body">Example:</text:p>
      <text:p text:style-name="Text_20_body"><text:tab/>struct <text:span text:style-name="T2">WM_</text:span>Info *midiinfo;</text:p>
      <text:p text:style-name="Text_20_body"><text:tab/>midiinfo = WildMidi_GetInfo(handle);</text:p>
      <text:p text:style-name="Text_20_body"/>
      <text:p text:style-name="Text_20_body">The information available is:</text:p>
      <text:p text:style-name="P8">midiinfo-&gt;copyright;</text:p>
      <text:p text:style-name="P9">This (char *) pointer contains all the data contained in copyright events within the <text:soft-page-break/>MIDI file. If more than one copyright event was encountered then each event is separated with a '/n' character, however encountering a '/n' within this text does not mean more than one event was found. The text is '/0' terminated.</text:p>
      <text:p text:style-name="P9"/>
      <text:p text:style-name="P8">midiinfo-&gt;current_sample;</text:p>
      <text:p text:style-name="P9">This unsigned long int contains the amount of samples the library has processed so far. When divided by the sample rate given in WildMidi_Init() you have the time in seconds of samples processed. This is the time you would use if using it for playback position.</text:p>
      <text:p text:style-name="P10"/>
      <text:p text:style-name="P8">midiinfo-&gt;approx_total_samples;</text:p>
      <text:p text:style-name="P9">This unsigned long int contains the total number of samples you can expect to be processed. When divided by the sample rate given in WildMidi_Init() you have the total time in seconds of total samples expected to be processed. This is the time you would use if using it for total playing time for playback.</text:p>
      <text:p text:style-name="P9"/>
      <text:p text:style-name="P8">midiindo-&gt;mixer_options;</text:p>
      <text:p text:style-name="P9">This unsigned short contains the current options that were with set with WildMidi_Init() or WildMidi_SetOption() (see Setting Some Option) </text:p>
      <text:p text:style-name="P9"/>
      <text:h text:style-name="Heading_20_2" text:outline-level="2">2.3: Setting Some Options</text:h>
      <text:p text:style-name="Text_20_body">libWildMidi has a couple of options to make your experience more pleasurable. They can be set or unset by calling WildMidi_SetOption() with the handle supplied by WildMidi_Open[Buffer](), the option you want to alter, and the options again to set it, or NULL to unset it.</text:p>
      <text:p text:style-name="Text_20_body"/>
      <text:p text:style-name="Text_20_body">Example:</text:p>
      <text:p text:style-name="Text_20_body"><text:tab/>int <text:s/>ret;</text:p>
      <text:p text:style-name="Text_20_body"><text:tab/>void * handle;</text:p>
      <text:p text:style-name="Text_20_body"><text:tab/>//send midi data to the library</text:p>
      <text:p text:style-name="Text_20_body"><text:tab/>…</text:p>
      <text:p text:style-name="Text_20_body"><text:tab/>// turn off enhanced resampling</text:p>
      <text:p text:style-name="Text_20_body"><text:tab/>ret = WildMidi_SetOption(handle, WM_MO_ENHANCED_RESAMPLING, NULL);</text:p>
      <text:p text:style-name="Text_20_body"><text:tab/>// turn on reverb</text:p>
      <text:p text:style-name="Text_20_body"><text:tab/>ret = WildMidi_SetOption(handle, WM_MO_REVERB, WM_MO_REVERB);</text:p>
      <text:p text:style-name="Text_20_body"/>
      <text:p text:style-name="Text_20_body">Successfully setting the option will return 0, otherwise -1 is returned and an error message is sent to stderr.</text:p>
      <text:p text:style-name="Text_20_body"/>
      <text:p text:style-name="Text_20_body">The options are:</text:p>
      <text:p text:style-name="Text_20_body"><text:soft-page-break/><text:tab/>WM_MO_LOG_VOLUME</text:p>
      <text:p text:style-name="P9">Some MIDI hardware uses volume curves based on decibels. This option allows he library to use similar volume calculations for midi files that may have been produced on such hardware.</text:p>
      <text:p text:style-name="P9"/>
      <text:p text:style-name="Text_20_body"><text:tab/>WM_MO_ENHANCED_RESAMPLING</text:p>
      <text:p text:style-name="P9">By default, libWildMidi uses linear interpolation to do the resampling. This means that if it is asked to used a sample of audio that is between 2 samples, it will draw a straight line between the 2 sample values and use the value where the line crosses the sample is was asked to grab.</text:p>
      <text:p text:style-name="P9"/>
      <text:p text:style-name="P9">This option enables an method where the library looks at all the samples around the one it was asked to grab and approximates the value based on the shape all the points make. This can achieve a richer sound from poor quality samples, improving the listening experience.</text:p>
      <text:p text:style-name="P9"/>
      <text:p text:style-name="P9">CAUTION: This setting makes libWildMidi require a lot more processing power meaning that <text:s/>significant delays may be experienced with MI<text:span text:style-name="T2">DI data that plays many notes at once. This may be a non issue unless using the library for real time playback.</text:span></text:p>
      <text:p text:style-name="Text_20_body"/>
      <text:p text:style-name="Text_20_body"><text:tab/>WM_MO_REVERB</text:p>
      <text:p text:style-name="P9">At this stage libWildMidi does not support per MIDI channel reverb events. But it does have a built in reverb engine that gives depth to the final audio output.</text:p>
      <text:p text:style-name="Text_20_body"/>
      <text:p text:style-name="P9">CAUTION: Setting this option makes libWildMidi require more processing power meaning that <text:s/>significant delays may be experienced when used with WM_MO_ENHANCED_RESAMPLING. </text:p>
      <text:h text:style-name="Heading_20_2" text:outline-level="2">2.4: Grabbing the Data</text:h>
      <text:p text:style-name="Text_20_body">To grab the processed audio data, call WildMidi_GetOutput() with the handle provided by a previous WildMidi_Open[Buffer](), the location of the (char *) buffer you want the audio to be stored, and the unsigned int size of the buffer.</text:p>
      <text:p text:style-name="Text_20_body"/>
      <text:p text:style-name="Text_20_body">Example:</text:p>
      <text:p text:style-name="Text_20_body"><text:tab/>int ret;</text:p>
      <text:p text:style-name="Text_20_body"><text:tab/>void * handle;</text:p>
      <text:p text:style-name="Text_20_body"><text:tab/>char * buffer;</text:p>
      <text:p text:style-name="Text_20_body"><text:tab/>unsigned int size;</text:p>
      <text:p text:style-name="Text_20_body"><text:tab/>// Load Midi data into library</text:p>
      <text:p text:style-name="Text_20_body"><text:tab/>…</text:p>
      <text:p text:style-name="Text_20_body"><text:tab/>// initialise buffer and store size</text:p>
      <text:p text:style-name="Text_20_body"><text:soft-page-break/><text:tab/>…</text:p>
      <text:p text:style-name="Text_20_body"><text:tab/>ret WildMidi_GetOutput(handle, buffer, size);</text:p>
      <text:p text:style-name="Text_20_body"/>
      <text:p text:style-name="Text_20_body">Return value is the number of bytes stored into buffer, otherwise -1 on error with a message sent to stderr. If the 'ret'urned bytes stored is less than the 'size' WildMidi_GetOutput() was called with, then the end of the MIDI Data was reached and any more calls to WildMidi_GetOutput() would be <text:s/>pointless.</text:p>
      <text:p text:style-name="Text_20_body"/>
      <text:p text:style-name="Text_20_body">'buffer' is the pointer to space your program has allocated for the storage of the audio data. The audio data will be stored as signed 16bit interleaved stereo in little endian byte order.</text:p>
      <text:p text:style-name="Text_20_body"/>
      <text:p text:style-name="Text_20_body">'size' must be the amount of space in byte that the library can safely store into 'buffer'. 'size' must also be a multiple of 4 and the data is stored in 16bit interleaved stereo in little endian byte order. That is, the data is stored into the 'buffer' as 16bits for left channel, then 16bits for right channel, requiring 32bits (or 4 bytes) for each sample.</text:p>
      <text:h text:style-name="Heading_20_2" text:outline-level="2">2.5: Finished with the MIDI data</text:h>
      <text:p text:style-name="Text_20_body">Example:</text:p>
      <text:p text:style-name="Text_20_body"><text:tab/>void * handle;</text:p>
      <text:p text:style-name="Text_20_body"><text:tab/>int ret ;</text:p>
      <text:p text:style-name="Text_20_body"><text:tab/>// load midi data into library</text:p>
      <text:p text:style-name="Text_20_body"><text:tab/>…</text:p>
      <text:p text:style-name="Text_20_body"><text:tab/>//done with the midi data pointed to by handle</text:p>
      <text:p text:style-name="Text_20_body"><text:tab/>ret = WildMidi_Close(handle);</text:p>
      <text:h text:style-name="Heading_20_2" text:outline-level="2">2.6: Finished with the Library</text:h>
      <text:p text:style-name="Text_20_body">Example:</text:p>
      <text:p text:style-name="Text_20_body"><text:tab/>int ret;</text:p>
      <text:p text:style-name="Text_20_body"><text:tab/>ret = WildMidi_Shutdown();</text:p>
      <text:h text:style-name="Heading_20_2" text:outline-level="2"/>
      <text:p text:style-name="Text_20_body"/>
      <text:p text:style-name="Text_20_body"/>
      <text:h text:style-name="P14" text:outline-level="1">3: libWildMidi Functions</text:h>
      <text:p text:style-name="Text_20_body"/>
      <text:h text:style-name="Heading_20_2" text:outline-level="2">3.1: WildMidi_Close</text:h>
      <text:p text:style-name="Text_20_body">int WildMidi_Close (midi * handle);</text:p>
      <text:p text:style-name="Text_20_body"/>
      <text:h text:style-name="Heading_20_2" text:outline-level="2">3.2: WildMidi_FastSeek</text:h>
      <text:p text:style-name="Text_20_body">int WildMidi_FastSeek ( midi * handle, unsigned long int *sample_pos);</text:p>
      <text:p text:style-name="Text_20_body"/>
      <text:h text:style-name="Heading_20_2" text:outline-level="2">3.3: WildMidi_GetInfo</text:h>
      <text:p text:style-name="Text_20_body">struct _WM_Info * WildMidi_GetInfo ( midi * handle );</text:p>
      <text:p text:style-name="Text_20_body"/>
      <text:h text:style-name="Heading_20_2" text:outline-level="2">3.4: WildMidi_GetOutput</text:h>
      <text:p text:style-name="Text_20_body">int WildMidi_GetOutput (midi * handle, char * buffer, unsigned long int size);</text:p>
      <text:p text:style-name="Text_20_body"/>
      <text:h text:style-name="Heading_20_2" text:outline-level="2">3.5: WildMidi_GetString</text:h>
      <text:p text:style-name="Text_20_body">const char * WildMidi_GetString (unsigned short int info);</text:p>
      <text:p text:style-name="Text_20_body"/>
      <text:h text:style-name="Heading_20_2" text:outline-level="2">3.6: WildMidi_Init</text:h>
      <text:p text:style-name="Text_20_body">int WildMidi_Init (const char * config_file, unsigned short int rate, unsigned short int options);</text:p>
      <text:p text:style-name="Text_20_body"/>
      <text:h text:style-name="Heading_20_2" text:outline-level="2">3.7: WildMidi_MasterVolume</text:h>
      <text:p text:style-name="Text_20_body">int WildMidi_MasterVolume (unsigned char master_volume);</text:p>
      <text:p text:style-name="Text_20_body"/>
      <text:h text:style-name="Heading_20_2" text:outline-level="2">3.8: WildMidi_Open</text:h>
      <text:p text:style-name="Text_20_body">midi * WildMidi_Open (const char *midifile);</text:p>
      <text:p text:style-name="Text_20_body"/>
      <text:h text:style-name="Heading_20_2" text:outline-level="2">3.9: WildMidi_OpenBuffer </text:h>
      <text:p text:style-name="Text_20_body">midi * WildMidi_OpenBuffer (unsigned char *midibuffer, unsigned long int size);</text:p>
      <text:p text:style-name="Text_20_body"><text:soft-page-break/></text:p>
      <text:h text:style-name="Heading_20_2" text:outline-level="2">3.10: WildMidi_SampledSeek</text:h>
      <text:p text:style-name="Text_20_body">int WildMidi_SampledSeek ( midi * handle, unsigned long int *sample_pos);</text:p>
      <text:p text:style-name="Text_20_body"/>
      <text:h text:style-name="Heading_20_2" text:outline-level="2">3.11: WildMidi_SetOption</text:h>
      <text:p text:style-name="Text_20_body">int WildMidi_SetOption (midi * handle, unsigned short int options, unsigned short int setting);</text:p>
      <text:p text:style-name="Text_20_body"/>
      <text:h text:style-name="Heading_20_2" text:outline-level="2">3.12: WildMidi_Shutdown</text:h>
      <text:p text:style-name="Text_20_body">int WildMidi_Shutdown ( void );</text:p>
      <text:p text:style-name="Text_20_body"/>
      <text:h text:style-name="P15" text:outline-level="2">4: Configuring the Library</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eta:initial-creator>
    <meta:creation-date>2010-06-10T14:09:57</meta:creation-date>
    <dc:date>2014-02-24T09:04:42</dc:date>
    <dc:creator>ozkan </dc:creator>
    <meta:editing-duration>PT7H5M52S</meta:editing-duration>
    <meta:editing-cycles>24</meta:editing-cycles>
    <meta:generator>LibreOffice/3.4$Unix LibreOffice_project/340m1$Build-602</meta:generator>
    <meta:document-statistic meta:table-count="0" meta:image-count="0" meta:object-count="0" meta:page-count="11" meta:paragraph-count="160" meta:word-count="1726" meta:character-count="10995" meta:non-whitespace-character-count="9369"/>
  </office:meta>
</office:document-meta>
</file>